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6028in" fo:margin-left="0.009in" fo:margin-right="0.0563in" fo:margin-top="0in" fo:margin-bottom="0in" table:align="margins" fo:background-color="#ffffff" style:writing-mode="lr-tb">
        <style:background-image/>
      </style:table-properties>
    </style:style>
    <style:style style:name="Table1.A" style:family="table-column">
      <style:table-column-properties style:column-width="1.084in" style:rel-column-width="10759*"/>
    </style:style>
    <style:style style:name="Table1.B" style:family="table-column">
      <style:table-column-properties style:column-width="5.5188in" style:rel-column-width="54776*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701in" style:keep-together="true" fo:keep-together="auto"/>
    </style:style>
    <style:style style:name="Table1.5" style:family="table-row">
      <style:table-row-properties style:min-row-height="0.6139in" style:keep-together="true" fo:keep-together="auto"/>
    </style:style>
    <style:style style:name="Table1.6" style:family="table-row">
      <style:table-row-properties style:min-row-height="0.7403in" style:keep-together="true" fo:keep-together="auto"/>
    </style:style>
    <style:style style:name="Table1.7" style:family="table-row">
      <style:table-row-properties style:min-row-height="0.6965in" style:keep-together="true" fo:keep-together="auto"/>
    </style:style>
    <style:style style:name="Table1.8" style:family="table-row">
      <style:table-row-properties style:min-row-height="0.7125in" style:keep-together="true" fo:keep-together="auto"/>
    </style:style>
    <style:style style:name="Table1.9" style:family="table-row">
      <style:table-row-properties style:min-row-height="0.5326in" style:keep-together="true" fo:keep-together="auto"/>
    </style:style>
    <style:style style:name="Table1.10" style:family="table-row">
      <style:table-row-properties style:min-row-height="0.6875in" style:keep-together="true" fo:keep-together="auto"/>
    </style:style>
    <style:style style:name="Table1.11" style:family="table-row">
      <style:table-row-properties style:min-row-height="0.6451in" style:keep-together="true" fo:keep-together="auto"/>
    </style:style>
    <style:style style:name="Table4" style:family="table">
      <style:table-properties style:width="6.6542in" fo:margin-left="0.0007in" fo:margin-right="0.0132in" fo:margin-top="0in" fo:margin-bottom="0in" table:align="margins" fo:background-color="#ffffff" style:writing-mode="lr-tb">
        <style:background-image/>
      </style:table-properties>
    </style:style>
    <style:style style:name="Table4.A" style:family="table-column">
      <style:table-column-properties style:column-width="1.416in" style:rel-column-width="13945*"/>
    </style:style>
    <style:style style:name="Table4.B" style:family="table-column">
      <style:table-column-properties style:column-width="1.4972in" style:rel-column-width="14745*"/>
    </style:style>
    <style:style style:name="Table4.C" style:family="table-column">
      <style:table-column-properties style:column-width="3.741in" style:rel-column-width="36845*"/>
    </style:style>
    <style:style style:name="Table4.1" style:family="table-row">
      <style:table-row-properties style:min-row-height="0.1458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4.2" style:family="table-row">
      <style:table-row-properties style:min-row-height="0.4236in" style:keep-together="true" fo:keep-together="auto"/>
    </style:style>
    <style:style style:name="Table3" style:family="table">
      <style:table-properties style:width="6.6743in" fo:margin-left="0.0007in" fo:margin-right="-0.0069in" fo:margin-top="0in" fo:margin-bottom="0in" table:align="margins" fo:background-color="#ffffff" style:writing-mode="lr-tb">
        <style:background-image/>
      </style:table-properties>
    </style:style>
    <style:style style:name="Table3.A" style:family="table-column">
      <style:table-column-properties style:column-width="1.725in" style:rel-column-width="16937*"/>
    </style:style>
    <style:style style:name="Table3.B" style:family="table-column">
      <style:table-column-properties style:column-width="4.9493in" style:rel-column-width="48598*"/>
    </style:style>
    <style:style style:name="Table3.1" style:family="table-row">
      <style:table-row-properties style:min-row-height="0.1458in" style:keep-together="true" fo:keep-together="auto"/>
    </style:style>
    <style:style style:name="Table3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3.4" style:family="table-row">
      <style:table-row-properties style:min-row-height="0.1549in" style:keep-together="true" fo:keep-together="auto"/>
    </style:style>
    <style:style style:name="Table2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5806in"/>
    </style:style>
    <style:style style:name="Table2.B" style:family="table-column">
      <style:table-column-properties style:column-width="1.4083in"/>
    </style:style>
    <style:style style:name="Table2.C" style:family="table-column">
      <style:table-column-properties style:column-width="4.675in"/>
    </style:style>
    <style:style style:name="Table2.1" style:family="table-row">
      <style:table-row-properties style:min-row-height="0.141in" style:keep-together="true"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0.9729in" style:keep-together="true" fo:keep-together="auto"/>
    </style:style>
    <style:style style:name="Table2.4" style:family="table-row">
      <style:table-row-properties style:min-row-height="1.1111in" style:keep-together="true" fo:keep-together="auto"/>
    </style:style>
    <style:style style:name="Table2.5" style:family="table-row">
      <style:table-row-properties style:min-row-height="0.834in" style:keep-together="true" fo:keep-together="auto"/>
    </style:style>
    <style:style style:name="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style:font-name="Verdana1" fo:font-size="8pt" style:font-size-asian="8pt" style:font-size-complex="8pt"/>
    </style:style>
    <style:style style:name="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style:font-name="Verdana1" fo:font-size="8pt" style:font-size-asian="8pt" style:font-size-complex="8pt"/>
    </style:style>
    <style:style style:name="P3" style:family="paragraph" style:parent-style-name="Textformatvorlage">
      <style:paragraph-properties>
        <style:tab-stops>
          <style:tab-stop style:position="6.0626in"/>
        </style:tab-stops>
      </style:paragraph-properties>
      <style:text-properties style:font-name="Verdana1" fo:font-size="8pt" style:font-size-asian="8pt" style:font-size-complex="8pt"/>
    </style:style>
    <style:style style:name="P4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8" style:family="paragraph" style:parent-style-name="Footer">
      <style:paragraph-properties fo:text-align="start" style:justify-single-word="false"/>
    </style:style>
    <style:style style:name="P9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1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3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style:letter-kerning="true" style:font-size-asian="8pt" style:font-style-asian="normal" style:font-size-complex="8pt" style:font-style-complex="normal"/>
    </style:style>
    <style:style style:name="P15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7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1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sv" fo:country="SE" style:text-underline-style="none" style:letter-kerning="true" style:font-size-asian="8pt" style:font-size-complex="8pt"/>
    </style:style>
    <style:style style:name="P2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font-name="Verdana1" fo:font-size="8pt" fo:letter-spacing="normal"/>
    </style:style>
    <style:style style:name="P2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22" style:family="paragraph" style:parent-style-name="Standard">
      <style:paragraph-properties fo:text-align="justify" style:justify-single-word="false"/>
      <style:text-properties style:font-name="Verdana1" fo:font-size="8pt" style:font-size-asian="8pt" style:font-size-complex="8pt"/>
    </style:style>
    <style:style style:name="P23" style:family="paragraph" style:parent-style-name="Standard">
      <style:paragraph-properties fo:margin-top="0.0835in" fo:margin-bottom="0.0835in" style:line-height-at-least="0.0835in" fo:text-align="start" style:justify-single-word="false"/>
    </style:style>
    <style:style style:name="P24" style:family="paragraph" style:parent-style-name="Standar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1" fo:font-size="8pt" style:font-size-asian="8pt" style:font-size-complex="8pt"/>
    </style:style>
    <style:style style:name="P25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1" fo:font-size="8pt" fo:language="en" fo:country="US" style:font-size-asian="8pt" style:font-size-complex="8pt"/>
    </style:style>
    <style:style style:name="P26" style:family="paragraph" style:parent-style-name="Textformatvorlage">
      <style:paragraph-properties fo:margin-top="0.0835in" fo:margin-bottom="0.0835in" style:line-height-at-least="0.0835in">
        <style:tab-stops>
          <style:tab-stop style:position="6.0626in"/>
        </style:tab-stops>
      </style:paragraph-properties>
      <style:text-properties style:font-name="Verdana1" fo:font-size="8pt" fo:language="en" fo:country="US" fo:font-weight="normal" style:font-size-asian="8pt" style:font-weight-asian="normal" style:font-size-complex="8pt" style:font-weight-complex="normal"/>
    </style:style>
    <style:style style:name="P27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1" fo:font-size="8pt" fo:font-style="italic" fo:font-weight="normal" style:font-name-asian="Verdana2" style:font-size-asian="8pt" style:font-style-asian="italic" style:font-weight-asian="normal" style:font-name-complex="Verdana2" style:font-size-complex="8pt" style:font-style-complex="italic" style:font-weight-complex="normal"/>
    </style:style>
    <style:style style:name="P28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1" fo:font-size="8pt" style:font-name-asian="Verdana2" style:font-size-asian="8pt" style:font-name-complex="Verdana2" style:font-size-complex="8pt"/>
    </style:style>
    <style:style style:name="P29" style:family="paragraph" style:parent-style-name="Textformatvorlage" style:master-page-name="">
      <style:paragraph-properties fo:margin-left="-0.081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0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1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31" style:family="paragraph" style:parent-style-name="Textformatvorlage">
      <style:paragraph-properties fo:margin-left="0in" fo:margin-right="0.0035in" fo:text-align="center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32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 fo:padding="0.0291in" fo:border-left="none" fo:border-right="none" fo:border-top="none" fo:border-bottom="0.0008in solid #000000" style:join-border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33" style:family="paragraph" style:parent-style-name="Textformatvorlage" style:master-page-name="">
      <style:paragraph-properties fo:margin-left="-0.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2.2992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4" style:family="paragraph" style:parent-style-name="Textformatvorlage" style:master-page-name="">
      <style:paragraph-properties fo:margin-left="-0.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1091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5" style:family="paragraph" style:parent-style-name="Textformatvorlage" style:master-page-name="">
      <style:paragraph-properties fo:margin-left="-0.0937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0028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6" style:family="paragraph" style:parent-style-name="Textformatvorlage">
      <style:paragraph-properties fo:margin-left="-0.0937in" fo:margin-right="0in" fo:margin-top="0.0835in" fo:margin-bottom="0.0835in" style:line-height-at-least="0.0835in" fo:text-align="start" style:justify-single-word="false" fo:orphans="0" fo:widows="0" fo:text-indent="0in" style:auto-text-indent="false" fo:break-before="page">
        <style:tab-stops>
          <style:tab-stop style:position="0.9965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7" style:family="paragraph" style:parent-style-name="Standard">
      <style:paragraph-properties fo:margin-left="0.0425in" fo:margin-right="0.0035in" fo:text-indent="0in" style:auto-text-indent="false"/>
    </style:style>
    <style:style style:name="P38" style:family="paragraph" style:parent-style-name="Textformatvorlage">
      <style:paragraph-properties fo:margin-left="0in" fo:margin-right="0in" fo:margin-top="0.0835in" fo:margin-bottom="0.0835in" style:line-height-at-least="0.0835in" fo:text-align="start" style:justify-single-word="false" fo:orphans="0" fo:widows="0" fo:text-indent="0in" style:auto-text-indent="false">
        <style:tab-stops>
          <style:tab-stop style:position="0.9965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9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style:letter-kerning="true" style:font-size-asian="8pt" style:font-style-asian="normal" style:font-size-complex="8pt" style:font-style-complex="normal"/>
    </style:style>
    <style:style style:name="P40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0.1063in"/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41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42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Textformatvorlage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1" fo:font-size="8pt" fo:language="en" fo:country="US" fo:font-weight="normal" style:font-size-asian="8pt" style:font-weight-asian="normal" style:font-size-complex="8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none" style:letter-kerning="true"/>
    </style:style>
    <style:style style:name="T4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#000000" style:letter-kerning="true"/>
    </style:style>
    <style:style style:name="T5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6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style:text-underline-style="none" style:letter-kerning="true"/>
    </style:style>
    <style:style style:name="T7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9" style:family="text">
      <style:text-properties fo:font-variant="normal" fo:text-transform="none" fo:color="#222222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0" style:family="text">
      <style:text-properties fo:font-variant="normal" fo:text-transform="none" fo:color="#222222" style:text-outline="false" style:text-line-through-style="none" style:text-position="super 58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1" style:family="text">
      <style:text-properties fo:font-variant="normal" fo:text-transform="none" fo:color="#0000ff" style:text-outline="false" style:text-line-through-style="none" style:text-position="0% 100%" style:font-name="Verdana1" fo:letter-spacing="normal" fo:language="en" fo:country="US" fo:font-style="normal" style:text-underline-style="solid" style:text-underline-width="auto" style:text-underline-color="#000000" fo:font-weight="normal" style:letter-kerning="true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3" style:family="text">
      <style:text-properties fo:font-variant="normal" fo:text-transform="none" fo:color="#3333ff" style:text-outline="false" style:text-line-through-style="none" style:text-position="0% 100%" style:font-name="Verdana1" fo:font-size="8pt" fo:letter-spacing="normal" style:letter-kerning="true" style:font-size-asian="8pt" style:font-size-complex="8pt"/>
    </style:style>
    <style:style style:name="T14" style:family="text">
      <style:text-properties fo:font-variant="normal" fo:text-transform="none" fo:color="#3333ff" style:text-outline="false" style:text-line-through-style="none" style:text-position="0% 100%" style:font-name="Verdana1" fo:letter-spacing="normal" fo:language="en" fo:country="US" style:text-underline-style="solid" style:text-underline-width="auto" style:text-underline-color="font-color" style:letter-kerning="true"/>
    </style:style>
    <style:style style:name="T15" style:family="text">
      <style:text-properties fo:color="#0432ff" style:font-name="Verdana1" fo:font-size="8pt" fo:language="en" fo:country="US" style:font-size-asian="8pt" style:font-size-complex="8pt"/>
    </style:style>
    <style:style style:name="T16" style:family="text">
      <style:text-properties style:text-outline="false" style:text-line-through-style="none" style:text-position="0% 100%" fo:language="en" fo:country="US" style:text-underline-style="none" style:letter-kerning="true" style:font-size-asian="8pt" style:font-size-complex="8pt"/>
    </style:style>
    <style:style style:name="T17" style:family="text">
      <style:text-properties fo:color="#3333ff" style:font-name="Verdana1"/>
    </style:style>
    <style:style style:name="T18" style:family="text">
      <style:text-properties fo:color="#3333ff" style:font-name="Verdana1" fo:font-size="8pt" fo:font-style="normal" style:font-size-asian="8pt" style:font-style-asian="normal" style:font-size-complex="8pt" style:font-style-complex="normal"/>
    </style:style>
    <style:style style:name="T19" style:family="text">
      <style:text-properties fo:color="#3333ff" style:font-name="Verdana1" style:text-underline-style="solid" style:text-underline-width="auto" style:text-underline-color="font-color" fo:font-weight="bold" style:font-name-asian="Verdana2" style:font-weight-asian="bold" style:font-name-complex="Verdana2" style:font-weight-complex="bold"/>
    </style:style>
    <style:style style:name="T20" style:family="text">
      <style:text-properties fo:color="#0000ff" style:text-outline="false" style:text-line-through-style="none" style:text-position="0% 100%" fo:language="en" fo:country="US" style:text-underline-style="solid" style:text-underline-width="auto" style:text-underline-color="font-color" style:letter-kerning="true" style:font-size-asian="8pt" style:font-size-complex="8pt"/>
    </style:style>
    <style:style style:name="T21" style:family="text">
      <style:text-properties fo:color="#0000ff" style:font-name="Verdana1" fo:language="en" fo:country="US" fo:font-style="normal" style:text-underline-style="solid" style:text-underline-width="auto" style:text-underline-color="#000000" style:font-style-asian="normal" style:font-style-complex="normal"/>
    </style:style>
    <style:style style:name="T22" style:family="text">
      <style:text-properties style:font-name="Verdana1"/>
    </style:style>
    <style:style style:name="T23" style:family="text">
      <style:text-properties style:font-name="Verdana1" fo:font-size="8pt" fo:font-style="normal" style:font-size-asian="8pt" style:font-style-asian="normal" style:font-size-complex="8pt" style:font-style-complex="normal"/>
    </style:style>
    <style:style style:name="T24" style:family="text">
      <style:text-properties style:font-name="Verdana1"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T25" style:family="text">
      <style:text-properties style:font-name="Verdana1" fo:font-size="8pt" fo:language="en" fo:country="US" style:font-size-asian="8pt" style:font-size-complex="8pt"/>
    </style:style>
    <style:style style:name="T26" style:family="text">
      <style:text-properties style:font-name="Verdana1" fo:font-style="normal" style:font-style-asian="normal" style:font-style-complex="normal"/>
    </style:style>
    <style:style style:name="T27" style:family="text">
      <style:text-properties style:font-name="Verdana1"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style:font-name="Verdana1" fo:font-weight="bold" style:font-weight-asian="bold" style:font-weight-complex="bold"/>
    </style:style>
    <style:style style:name="T29" style:family="text">
      <style:text-properties style:font-name="Verdana1" fo:font-weight="bold" style:font-name-asian="Verdana2" style:font-weight-asian="bold" style:font-name-complex="Verdana2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I have 10 years of experience - 5 years in corporate and 5 years in startups. I mostly work on Nodejs and ReactJs. I also use Android/iOS native, data science algorithms and embedded stacks/C/C++ to build MVPs.</text:p>
      <text:p text:style-name="P26"/>
      <text:p text:style-name="P29">Experien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1">Timeline</text:p>
            </table:table-cell>
            <table:table-cell table:style-name="Table1.A1" office:value-type="string">
              <text:p text:style-name="P4">Responsibilities &amp; Highlights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1" table:number-rows-spanned="3" office:value-type="string">
            <text:p text:style-name="P14">Since July 16</text:p>
            <text:p text:style-name="P14">(current)</text:p>
            <text:p text:style-name="P14"/>
          </table:table-cell>
          <table:table-cell table:style-name="Table1.A1" office:value-type="string">
            <text:p text:style-name="Textformatvorlage"><text:span text:style-name="T24">Halfchess</text:span><text:span text:style-name="T23"> (</text:span><text:a xlink:type="simple" xlink:href="http://www.halfchess.com/" text:style-name="Internet_20_link" text:visited-style-name="Visited_20_Internet_20_Link"><text:span text:style-name="None"><text:span text:style-name="T18">www.halfchess.com</text:span></text:span></text:a><text:span text:style-name="T23">) is a game for improving your chess skills while spending lesser time playing. With every release, Halfchess has been slowly and steadily growing it's userbase. I have done everything in this project – from conceptualizing, to designing an icon, to setting up scalable servers on gcloud.</text:span></text:p>
            <text:p text:style-name="P6"/>
          </table:table-cell>
        </table:table-row>
        <table:table-row table:style-name="Table1.3">
          <table:covered-table-cell/>
          <table:table-cell table:style-name="Table1.A1" office:value-type="string">
            <text:p text:style-name="P42"><text:span text:style-name="T27">Archiejs</text:span><text:span text:style-name="T26"> <text:s/>(</text:span><text:a xlink:type="simple" xlink:href="https://github.com/archiejs" text:style-name="Internet_20_link" text:visited-style-name="Visited_20_Internet_20_Link"><text:span text:style-name="None"><text:span text:style-name="T21">https://github.com/archiejs</text:span></text:span></text:a><text:span text:style-name="T26">) makes it easier to write maintainable code, easier to create testcases, etc. and is an open-source nodejs dependency chaining library. </text:span></text:p>
            <text:p text:style-name="P6"/>
          </table:table-cell>
        </table:table-row>
        <table:table-row table:style-name="Table1.5">
          <table:covered-table-cell/>
          <table:table-cell table:style-name="Table1.A1" office:value-type="string">
            <text:p text:style-name="P7"><text:span text:style-name="T7">I worked on some client projects such as (1) </text:span><text:span text:style-name="T22">An offline OCR Library on Android for reading bills, cards and other documents. The library extracts useful fields from complex documents in realtime. (2) A gcloud serverless single page app for migrating data between two third party web applications.</text:span></text:p>
            <text:p text:style-name="P6"/>
          </table:table-cell>
        </table:table-row>
        <table:table-row table:style-name="Table1.6">
          <table:table-cell table:style-name="Table1.A1" table:number-rows-spanned="3" office:value-type="string">
            <text:p text:style-name="P15">Nov 15 - July 16</text:p>
            <text:p text:style-name="P15">(8 months)</text:p>
            <text:p text:style-name="P15"/>
            <text:p text:style-name="P15">Consultant, </text:p>
            <text:p text:style-name="P10"><text:a xlink:type="simple" xlink:href="https://jiomoney.com/" text:style-name="Internet_20_link" text:visited-style-name="Visited_20_Internet_20_Link"><text:span text:style-name="T19">JioMoney</text:span></text:a><text:span text:style-name="T28">,</text:span><text:span text:style-name="T29"><text:line-break/></text:span><text:span text:style-name="T28">Reliance</text:span></text:p>
            <text:p text:style-name="P15"/>
            <text:p text:style-name="P15"/>
          </table:table-cell>
          <table:table-cell table:style-name="Table1.A1" office:value-type="string">
            <text:p text:style-name="P3"><text:span text:style-name="T31">A high concurrency buses aggregator</text:span> for finding and booking bus tickets (2 months)</text:p>
            <text:p text:style-name="P3">I worked as an individual contributor in a team of 3 backend developers and had a very quick turnaround time. We built a realtime meta-aggregator for bus routes in nodejs, which provides more options to the end user than our competition. (tech: nodejs, es6/7, postgres)</text:p>
            <text:p text:style-name="P6"/>
          </table:table-cell>
        </table:table-row>
        <table:table-row table:style-name="Table1.7">
          <table:covered-table-cell/>
          <table:table-cell table:style-name="Table1.A1" office:value-type="string">
            <text:p text:style-name="P30"><text:span text:style-name="T31">Digital Wallet</text:span> (backend development, 3 months)</text:p>
            <text:p text:style-name="P30">We worked in a team of 5 developers. I picked an <text:span text:style-name="T30">initial architecture</text:span> for the server and coded some modules in it, including the ISO 8583 client module. (tech: java play, oracle db, actor system).</text:p>
            <text:p text:style-name="P30"/>
          </table:table-cell>
        </table:table-row>
        <table:table-row table:style-name="Table1.8">
          <table:covered-table-cell/>
          <table:table-cell table:style-name="Table1.A1" office:value-type="string">
            <text:p text:style-name="P30"><text:span text:style-name="T31">Automated BDD testsuite</text:span> for android and iOS wallet application (2 months)</text:p>
            <text:p text:style-name="P30">I was a <text:span text:style-name="T30">team lead</text:span> for 2 developers and wrote about 250-300 integration testcases for Android and iOS apps from scratch. (tech: calabash, gerkin, page object model)</text:p>
            <text:p text:style-name="P32"/>
            <text:p text:style-name="P31"/>
          </table:table-cell>
        </table:table-row>
        <table:table-row table:style-name="Table1.9">
          <table:table-cell table:style-name="Table1.A1" office:value-type="string">
            <text:p text:style-name="P15">10 - 15 </text:p>
            <text:p text:style-name="P15">(5 years)</text:p>
            <text:p text:style-name="P15"/>
            <text:p text:style-name="P15">Flipflopapp and Freelancer</text:p>
            <text:p text:style-name="P15"/>
          </table:table-cell>
          <table:table-cell table:style-name="Table1.A1" office:value-type="string">
            <text:p text:style-name="P15">As a founder, I ran two different companies between 2010-14 – Ededaa and Flipflopapp. Each I ran for about 1+ years. Flipflopapp was an IT services company for building web and mobile apps. I had built and mentored a young <text:span text:style-name="T30">team of 5 engineers</text:span>. </text:p>
            <text:p text:style-name="P20"><text:span text:style-name="T16">Later, post Jan 2014, I worked on several startup ideas developing MVPs – as a cofounder or as a freelancer. The projects are listed in a </text:span><text:a xlink:type="simple" xlink:href="https://gist.github.com/navalsaini/c3a4cf0b60f7fc0fdf64bf84d226b40f" text:style-name="Internet_20_link" text:visited-style-name="Visited_20_Internet_20_Link"><text:span text:style-name="T20">gist (click here)</text:span></text:a><text:span text:style-name="T16">.</text:span></text:p>
          </table:table-cell>
        </table:table-row>
        <table:table-row table:style-name="Table1.10">
          <table:table-cell table:style-name="Table1.A1" office:value-type="string">
            <text:p text:style-name="P15">Feb 09 - July 10 </text:p>
            <text:p text:style-name="P15">(1.5 years)</text:p>
            <text:p text:style-name="P15"/>
            <text:p text:style-name="P18">Qualcomm</text:p>
            <text:p text:style-name="P15"/>
          </table:table-cell>
          <table:table-cell table:style-name="Table1.A1" office:value-type="string">
            <text:p text:style-name="P15">In Qualcomm, I worked on <text:span text:style-name="T31">customer issues</text:span> related <text:s/>to audio multimedia and stability. I was a single point of contact in Hyderabad office for any multimedia audio issues on Qualcomm chipsets Arm 9 + Arm 11 and Arm 9 + Scorpian chipsets. The role involved coordinating with multiple teams in Hyderabad office and customers engineering teams in different regions – Taiwan, USA, Korea, etc.</text:p>
          </table:table-cell>
        </table:table-row>
        <table:table-row table:style-name="Table1.11">
          <table:table-cell table:style-name="Table1.A1" office:value-type="string">
            <text:p text:style-name="P15">July 06 - Feb 09 </text:p>
            <text:p text:style-name="P15">(2.5 years)</text:p>
            <text:p text:style-name="P15"/>
            <text:p text:style-name="P15">Conexant/<text:span text:style-name="T30">NXP</text:span></text:p>
            <text:p text:style-name="P15"/>
          </table:table-cell>
          <table:table-cell table:style-name="Table1.A1" office:value-type="string">
            <text:p text:style-name="P37"><text:span text:style-name="T8">In NXP, I worked on open source tools and technologies (mainly linux kernel) and BSP development for set-top-boxes. </text:span><text:span text:style-name="T9">I submitted a patch to Linux kernel community, titled “</text:span><text:a xlink:type="simple" xlink:href="https://lkml.org/lkml/2008/11/18/166" text:style-name="Internet_20_link" text:visited-style-name="Visited_20_Internet_20_Link"><text:span text:style-name="Internet_20_link"><text:span text:style-name="T13">O_DIRECT patch for processors with VIPT cache for mainline kernel</text:span></text:span></text:a><text:span text:style-name="T9">” </text:span></text:p>
          </table:table-cell>
        </table:table-row>
      </table:table>
      <text:p text:style-name="P28"/>
      <text:p text:style-name="P33">Patents and Open-source repos</text:p>
      <text:list xml:id="list2288647015345250766" text:style-name="L1">
        <text:list-item>
          <text:p text:style-name="P40"><text:span text:style-name="T6">I independently applied for a US patent in 2013 - A system and method for delivering curated and relevant assets to end users (</text:span><text:a xlink:type="simple" xlink:href="http://www.google.ch/patents/WO2015083180A1" text:style-name="Internet_20_link" text:visited-style-name="Visited_20_Internet_20_Link"><text:span text:style-name="T14">http://www.google.ch/patents/WO2015083180A1</text:span></text:a><text:span text:style-name="T6">)</text:span></text:p>
        </text:list-item>
        <text:list-item>
          <text:p text:style-name="P41"><text:span text:style-name="T6">I have a long history of contributing to open-source - </text:span><text:a xlink:type="simple" xlink:href="http://github.com/flipflopapp" text:style-name="Internet_20_link" text:visited-style-name="Visited_20_Internet_20_Link"><text:span text:style-name="T14">http://github.com/flipflopapp</text:span></text:a><text:span text:style-name="T6"> and </text:span><text:a xlink:type="simple" xlink:href="https://github.com/archiejs" text:style-name="Internet_20_link" text:visited-style-name="Visited_20_Internet_20_Link"><text:span text:style-name="None"><text:span text:style-name="T11">https://github.com/archiejs</text:span></text:span></text:a><text:span text:style-name="T7">. Each of the 25+ repositories have been created by me or have my commits. </text:span></text:p>
        </text:list-item>
      </text:list>
      <text:p text:style-name="P24"/>
      <text:p text:style-name="P34">Education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Degree</text:p>
          </table:table-cell>
          <table:table-cell table:style-name="Table4.A1" office:value-type="string">
            <text:p text:style-name="P13">University</text:p>
          </table:table-cell>
          <table:table-cell table:style-name="Table4.A1" office:value-type="string">
            <text:p text:style-name="P13">Highlights</text:p>
          </table:table-cell>
        </table:table-row>
        <table:table-row table:style-name="Table4.2">
          <table:table-cell table:style-name="Table4.A1" office:value-type="string">
            <text:p text:style-name="P15">Master of Computer Applications, 2006</text:p>
          </table:table-cell>
          <table:table-cell table:style-name="Table4.A1" office:value-type="string">
            <text:p text:style-name="P15">Guru Gobind Singh Indrap. Univ. (GGSIPU)</text:p>
          </table:table-cell>
          <table:table-cell table:style-name="Table4.A1" office:value-type="string">
            <text:p text:style-name="P23"><text:span text:style-name="T9">Algebraic study of discrete multidimensional signal processing, MCA 3</text:span><text:span text:style-name="T10">rd</text:span><text:span text:style-name="T9"> sem, 2004 (Link: </text:span><text:a xlink:type="simple" xlink:href="https://independent.academia.edu/NavalSaini" text:style-name="Internet_20_link" text:visited-style-name="Visited_20_Internet_20_Link"><text:span text:style-name="None"><text:span text:style-name="T12">Academic papers</text:span></text:span></text:a><text:span text:style-name="T9">)</text:span></text:p>
          </table:table-cell>
        </table:table-row>
      </table:table>
      <text:p text:style-name="P38"/>
      <text:p text:style-name="P36">Personal Data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Date of Birth, Nationality</text:p>
          </table:table-cell>
          <table:table-cell table:style-name="Table3.A1" office:value-type="string">
            <text:p text:style-name="P15">27-11-81, INDIAN</text:p>
          </table:table-cell>
        </table:table-row>
        <table:table-row table:style-name="Table3.1">
          <table:table-cell table:style-name="Table3.A1" office:value-type="string">
            <text:p text:style-name="P15">Languages</text:p>
          </table:table-cell>
          <table:table-cell table:style-name="Table3.A1" office:value-type="string">
            <text:p text:style-name="P19">English, Hindi</text:p>
          </table:table-cell>
        </table:table-row>
        <table:table-row table:style-name="Table3.1">
          <table:table-cell table:style-name="Table3.A1" office:value-type="string">
            <text:p text:style-name="P15">Interests</text:p>
          </table:table-cell>
          <table:table-cell table:style-name="Table3.A1" office:value-type="string">
            <text:p text:style-name="P15">Cycling, Chess</text:p>
          </table:table-cell>
        </table:table-row>
        <table:table-row table:style-name="Table3.4">
          <table:table-cell table:style-name="Table3.A1" office:value-type="string">
            <text:p text:style-name="P15">Github</text:p>
          </table:table-cell>
          <table:table-cell table:style-name="Table3.A1" office:value-type="string">
            <text:p text:style-name="P9"><text:a xlink:type="simple" xlink:href="http://www.github.com/archiejs" text:style-name="Internet_20_link" text:visited-style-name="Visited_20_Internet_20_Link"><text:span text:style-name="Internet_20_link"><text:span text:style-name="T15">http://www.github.com/archiejs</text:span></text:span></text:a><text:span text:style-name="T25">, </text:span><text:a xlink:type="simple" xlink:href="http://www.github.com/flipflopapp" text:style-name="Internet_20_link" text:visited-style-name="Visited_20_Internet_20_Link"><text:span text:style-name="None"><text:span text:style-name="T12">http://www.github.com/flipflopapp</text:span></text:span></text:a></text:p>
          </table:table-cell>
        </table:table-row>
        <table:table-row table:style-name="Table3.1">
          <table:table-cell table:style-name="Table3.A1" office:value-type="string">
            <text:p text:style-name="P15">Talks</text:p>
          </table:table-cell>
          <table:table-cell table:style-name="Table3.A1" office:value-type="string">
            <text:p text:style-name="P21"><text:a xlink:type="simple" xlink:href="https://slid.es/navalsaini" text:style-name="Internet_20_link" text:visited-style-name="Visited_20_Internet_20_Link"><text:span text:style-name="T17">https://slid.es/navalsaini</text:span></text:a></text:p>
          </table:table-cell>
        </table:table-row>
      </table:table>
      <text:p text:style-name="P25"/>
      <text:p text:style-name="P35">Products built and Technologies used over last 10 year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Year</text:p>
          </table:table-cell>
          <table:table-cell table:style-name="Table2.A1" office:value-type="string">
            <text:p text:style-name="P13">Tech and Role</text:p>
          </table:table-cell>
          <table:table-cell table:style-name="Table2.A1" office:value-type="string">
            <text:p text:style-name="P13">Products and technologies</text:p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3">
          <table:table-cell table:style-name="Table2.A1" office:value-type="string">
            <text:p text:style-name="P15">2011 </text:p>
            <text:p text:style-name="P15">-16</text:p>
          </table:table-cell>
          <table:table-cell table:style-name="Table2.A1" office:value-type="string">
            <text:p text:style-name="P15">Web &amp; Mobile applications</text:p>
            <text:p text:style-name="P17"/>
            <text:p text:style-name="P18">Role:</text:p>
            <text:p text:style-name="P15">Startup Founder; Consulting</text:p>
          </table:table-cell>
          <table:table-cell table:style-name="Table2.A1" office:value-type="string">
            <text:p text:style-name="P22"><text:span text:style-name="T4">Technologies</text:span><text:span text:style-name="T3">: nodejs, reactjs (backbone, sencha touch), android (java), kubernetes, TDD, functional programming, google cloud functions, swift (ios), <text:s/>java play framework, C/openCV, Tessarect OCR, Gcloud, AWS, etc</text:span></text:p>
            <text:p text:style-name="P16"/>
            <text:p text:style-name="P22"><text:span text:style-name="T5">Products:</text:span><text:span text:style-name="T3"> JioMoney Wallet, Halfchess, Convflow, SilentNinja, etc</text:span></text:p>
          </table:table-cell>
        </table:table-row>
        <table:table-row table:style-name="Table2.4">
          <table:table-cell table:style-name="Table2.A1" office:value-type="string">
            <text:p text:style-name="P15">2009</text:p>
            <text:p text:style-name="P15">-10</text:p>
          </table:table-cell>
          <table:table-cell table:style-name="Table2.A1" office:value-type="string">
            <text:p text:style-name="P15">Smart phone</text:p>
            <text:p text:style-name="P17"/>
            <text:p text:style-name="P18">Role:</text:p>
            <text:p text:style-name="P15">Android audio multimedia Customer Engineer</text:p>
          </table:table-cell>
          <table:table-cell table:style-name="Table2.A1" office:value-type="string">
            <text:p text:style-name="P22"><text:span text:style-name="T4">Modules</text:span><text:span text:style-name="T3">: Android music application, Android framework classes, Opencore PVMF, Userspace HAL, Audio drivers, Hardware drivers for audio devices (like headset, BT headset, etc), proprietary audio routing mechanisms, etc</text:span></text:p>
            <text:p text:style-name="P22"><text:span text:style-name="T4">Languages</text:span><text:span text:style-name="T3">: C, C++, Java</text:span></text:p>
            <text:p text:style-name="P22"><text:span text:style-name="T4">Other responsibilities</text:span><text:span text:style-name="T3">: Customer training, Documentation, Software architecture support for customers</text:span></text:p>
            <text:p text:style-name="P22"><text:span text:style-name="T4">Products</text:span><text:span text:style-name="T3">: LG GT540 (Optimus), Samsung Galaxy, etc</text:span></text:p>
          </table:table-cell>
        </table:table-row>
        <table:table-row table:style-name="Table2.5">
          <table:table-cell table:style-name="Table2.A1" office:value-type="string">
            <text:p text:style-name="P15">2006</text:p>
            <text:p text:style-name="P15">-09</text:p>
          </table:table-cell>
          <table:table-cell table:style-name="Table2.A1" office:value-type="string">
            <text:p text:style-name="P15">Set top boxes </text:p>
            <text:p text:style-name="P17"/>
            <text:p text:style-name="P18">Role:</text:p>
            <text:p text:style-name="P15">Engineer in Open source and BSP team</text:p>
          </table:table-cell>
          <table:table-cell table:style-name="Table2.A1" office:value-type="string">
            <text:p text:style-name="P22"><text:span text:style-name="T4">Modules</text:span><text:span text:style-name="T3">: Linux kernel, Uboot, Proprietary kernel abstraction layer (in kernel space and user space), Busybox, Uclibc library, <text:s/>GDB, etc</text:span></text:p>
            <text:p text:style-name="P22"><text:span text:style-name="T4">BSP areas</text:span><text:span text:style-name="T3">: Arm 11 application processor bring-up, porting Uboot, Memory management related issues, Arm related issues (caching), etc</text:span></text:p>
            <text:p text:style-name="P22"><text:span text:style-name="T4">Languages</text:span><text:span text:style-name="T3">: C, Arm assembly, Lauterbach scripting, Makefiles</text:span></text:p>
            <text:p text:style-name="P22"><text:span text:style-name="T4">Products</text:span><text:span text:style-name="T3">: Nevis, Pecos, Trinity (and variants)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>
      <style:text-properties fo:color="#3333ff" fo:language="zxx" fo:country="none" fo:font-style="normal" style:text-underline-style="solid" style:text-underline-width="auto" style:text-underline-color="font-color" style:language-asian="zxx" style:country-asian="none" style:font-style-asian="normal" style:language-complex="zxx" style:country-complex="none" style:font-style-complex="normal"/>
    </style:style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.4" style:family="text" style:parent-style-name="Internet_20_link">
      <style:text-properties fo:color="#0432ff" style:font-name="Verdana" fo:font-size="8pt" style:font-name-asian="Verdana2" style:font-size-asian="8pt" style:font-name-complex="Verdana2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style:font-name="Verdana1" fo:font-size="8pt" style:font-size-asian="8pt" style:font-size-complex="8pt"/>
    </style:style>
    <style:style style:name="M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style:font-name="Verdana1" fo:font-size="8pt" style:font-size-asian="8pt" style:font-size-complex="8pt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Naval Saini</text:span><text:tab/>navalnovel@gmail.com</text:p>
        <text:p text:style-name="MP2"><text:tab/>+91-9560375909</text:p>
        <text:p text:style-name="MP1"><text:tab/>India</text:p>
      </style:header>
      <style:footer>
        <text:p text:style-name="MP3"><text:date style:data-style-name="N30" text:date-value="2017-06-26T22:26:42.99">6/26/17</text:date><text:tab/><text:tab/><text:tab/><text:tab/>Page <text:page-number text:select-page="current">2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6-26T22:26:43</dc:date>
    <dc:creator>Naval Saini</dc:creator>
    <meta:generator>OpenOffice/4.1.2$Unix OpenOffice.org_project/412m3$Build-9782</meta:generator>
    <meta:editing-duration>PT6H24M40S</meta:editing-duration>
    <meta:editing-cycles>206</meta:editing-cycles>
    <meta:document-statistic meta:table-count="4" meta:image-count="0" meta:object-count="0" meta:page-count="2" meta:paragraph-count="86" meta:word-count="805" meta:character-count="5310"/>
  </office:meta>
</office:document-meta>
</file>